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020000000205F3892B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3.863cm"/>
    </style:style>
    <style:style style:name="pr5" style:family="presentation" style:parent-style-name="Default-subtitle">
      <style:graphic-properties draw:fill-color="#ffffff" draw:textarea-vertical-align="middle" draw:auto-grow-height="true" fo:min-height="19.05cm"/>
    </style:style>
    <style:style style:name="co1" style:family="table-column">
      <style:table-column-properties style:column-width="15.279cm" style:use-optimal-column-width="false"/>
    </style:style>
    <style:style style:name="co2" style:family="table-column">
      <style:table-column-properties style:column-width="2.556cm" style:use-optimal-column-width="false"/>
    </style:style>
    <style:style style:name="co3" style:family="table-column">
      <style:table-column-properties style:column-width="2.56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37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end" style:text-autospace="none"/>
      <style:text-properties fo:color="#ff3333" fo:font-size="14pt" fo:font-weight="bold" style:font-size-asian="14pt" style:font-weight-asian="bold" style:font-size-complex="14pt" style:font-weight-complex="bold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style:text-autospace="none"/>
      <style:text-properties fo:font-size="14pt" style:font-size-asian="14pt" style:font-size-complex="14pt"/>
    </style:style>
    <style:style style:name="P6" style:family="paragraph">
      <style:paragraph-properties fo:text-align="end" style:text-autospace="none"/>
      <style:text-properties fo:font-size="14pt" style:font-size-asian="14pt" style:font-size-complex="14pt"/>
    </style:style>
    <style:style style:name="P7" style:family="paragraph">
      <style:paragraph-properties fo:text-align="end" style:text-autospace="none"/>
      <style:text-properties fo:color="#ff3333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start"/>
      <style:text-properties fo:font-size="80pt" style:font-size-asian="80pt" style:font-size-complex="8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ffffff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5.842cm" presentation:class="title" presentation:user-transformed="true">
          <draw:text-box>
            <text:p text:style-name="P1"><text:span text:style-name="T1">ChronoSynk</text:span></text:p>
          </draw:text-box>
        </draw:frame>
        <draw:frame presentation:style-name="pr2" draw:text-style-name="P2" draw:layer="layout" svg:width="25.191cm" svg:height="13.863cm" svg:x="1.398cm" svg:y="4.914cm" presentation:class="subtitle">
          <draw:text-box>
            <text:p text:style-name="P2">by Greggory Foust</text:p>
          </draw:text-box>
        </draw:frame>
        <draw:frame draw:style-name="gr1" draw:text-style-name="P3" draw:layer="layout" svg:width="1.888cm" svg:height="1.89cm" svg:x="4.966cm" svg:y="6.604cm">
          <draw:image xlink:href="Pictures/1000020100000020000000205F3892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1.27cm" presentation:class="title" presentation:user-transformed="true">
          <draw:text-box>
            <text:p>What is ChronoSynk?</text:p>
          </draw:text-box>
        </draw:frame>
        <draw:frame presentation:style-name="pr4" draw:text-style-name="P4" draw:layer="layout" svg:width="25.191cm" svg:height="13.863cm" svg:x="1.398cm" svg:y="5.588cm" presentation:class="subtitle" presentation:user-transformed="true">
          <draw:text-box>
            <text:list text:style-name="L2">
              <text:list-header>
                <text:p text:style-name="P4">ChronoSynk is a scheduling management system that aims to make meeting others easier.</text:p>
                <text:p text:style-name="P4"/>
                <text:p text:style-name="P4">Busy lives, niche interests, and curiosity are all reasons why you should let ChronoSynk help you find others to meet up and hang, physically or cyberly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1.27cm" presentation:class="title" presentation:user-transformed="true">
          <draw:text-box>
            <text:p><text:span text:style-name="T2"><text:a xlink:href="http://127.0.0.1/chronosynk">What has been accomplished?</text:a></text:span></text:p>
          </draw:text-box>
        </draw:frame>
        <draw:frame presentation:style-name="pr4" draw:text-style-name="P4" draw:layer="layout" svg:width="25.191cm" svg:height="13.863cm" svg:x="1.398cm" svg:y="4.914cm" presentation:class="subtitle" presentation:user-transformed="true">
          <draw:text-box>
            <text:list text:style-name="L2">
              <text:list-item>
                <text:p text:style-name="P4">Register</text:p>
              </text:list-item>
              <text:list-item>
                <text:p text:style-name="P4">Login</text:p>
              </text:list-item>
              <text:list-item>
                <text:p text:style-name="P4">Create sessions</text:p>
              </text:list-item>
              <text:list-item>
                <text:p text:style-name="P4">View sessions and profiles</text:p>
              </text:list-item>
              <text:list-item>
                <text:p text:style-name="P4">Join sessions</text:p>
              </text:list-item>
              <text:list-item>
                <text:p text:style-name="P4">Comment</text:p>
              </text:list-item>
              <text:list-item>
                <text:p text:style-name="P4">Delete com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1.27cm" presentation:class="title" presentation:user-transformed="true">
          <draw:text-box>
            <text:p>What has been learned?</text:p>
          </draw:text-box>
        </draw:frame>
        <draw:frame presentation:style-name="pr4" draw:text-style-name="P4" draw:layer="layout" svg:width="25.191cm" svg:height="13.863cm" svg:x="1.398cm" svg:y="4.914cm" presentation:class="subtitle" presentation:user-transformed="true">
          <draw:text-box>
            <text:list text:style-name="L2">
              <text:list-item>
                <text:p text:style-name="P4">Some security research</text:p>
                <text:list>
                  <text:list-item>
                    <text:p text:style-name="P4">Prepared statements</text:p>
                  </text:list-item>
                  <text:list-item>
                    <text:p text:style-name="P4">Password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1.27cm" presentation:class="title" presentation:user-transformed="true">
          <draw:text-box>
            <text:p>What is left?</text:p>
          </draw:text-box>
        </draw:frame>
        <draw:frame presentation:style-name="pr4" draw:text-style-name="P4" draw:layer="layout" svg:width="25.191cm" svg:height="13.863cm" svg:x="1.398cm" svg:y="4.914cm" presentation:class="subtitle" presentation:user-transformed="true">
          <draw:text-box>
            <text:list text:style-name="L2">
              <text:list-item>
                <text:p text:style-name="P4">Pretty CSS</text:p>
              </text:list-item>
              <text:list-item>
                <text:p text:style-name="P4">Develop algorithm to automatically place users into sessions if requested</text:p>
              </text:list-item>
              <text:list-item>
                <text:p text:style-name="P4">Allow users to edit session and profile settings</text:p>
              </text:list-item>
              <text:list-item>
                <text:p text:style-name="P4">Password protected sessions</text:p>
              </text:list-item>
              <text:list-item>
                <text:p text:style-name="P4">Paperwork – AUP, TOS, PP</text:p>
              </text:list-item>
              <text:list-item>
                <text:p text:style-name="P4">Continue security resear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8cm" svg:y="1.27cm" presentation:class="title" presentation:user-transformed="true">
          <draw:text-box>
            <text:p>Time estimation</text:p>
          </draw:text-box>
        </draw:frame>
        <draw:frame presentation:style-name="pr4" draw:text-style-name="P4" draw:layer="layout" svg:width="25.191cm" svg:height="13.863cm" svg:x="1.398cm" svg:y="4.914cm" presentation:class="subtitle" presentation:placeholder="true" presentation:user-transformed="true">
          <draw:text-box/>
        </draw:frame>
        <draw:frame draw:style-name="standard" draw:layer="layout" svg:width="20.394cm" svg:height="17.204cm" svg:x="4.051cm" svg:y="3.7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Download and Install WAMP</text:p>
              </table:table-cell>
              <table:table-cell>
                <text:p text:style-name="P6">10</text:p>
              </table:table-cell>
              <table:table-cell>
                <text:p text:style-name="P6">6</text:p>
              </table:table-cell>
            </table:table-row>
            <table:table-row table:style-name="ro1" table:default-cell-style-name="ce2">
              <table:table-cell table:style-name="ce1">
                <text:p text:style-name="P5">Identify actors</text:p>
              </table:table-cell>
              <table:table-cell>
                <text:p text:style-name="P6">30</text:p>
              </table:table-cell>
              <table:table-cell>
                <text:p text:style-name="P6">18</text:p>
              </table:table-cell>
            </table:table-row>
            <table:table-row table:style-name="ro1" table:default-cell-style-name="ce2">
              <table:table-cell table:style-name="ce1">
                <text:p text:style-name="P5">Use case analysis</text:p>
              </table:table-cell>
              <table:table-cell>
                <text:p text:style-name="P6">60</text:p>
              </table:table-cell>
              <table:table-cell>
                <text:p text:style-name="P6">58</text:p>
              </table:table-cell>
            </table:table-row>
            <table:table-row table:style-name="ro2" table:default-cell-style-name="ce2">
              <table:table-cell table:style-name="ce1">
                <text:p text:style-name="P5">Research Secure Programming Methods (secure database development, secure programming)</text:p>
              </table:table-cell>
              <table:table-cell>
                <text:p text:style-name="P6">240</text:p>
              </table:table-cell>
              <table:table-cell>
                <text:p text:style-name="P6">100</text:p>
              </table:table-cell>
            </table:table-row>
            <table:table-row table:style-name="ro1" table:default-cell-style-name="ce2">
              <table:table-cell table:style-name="ce1">
                <text:p text:style-name="P5">Design database</text:p>
              </table:table-cell>
              <table:table-cell>
                <text:p text:style-name="P6">30</text:p>
              </table:table-cell>
              <table:table-cell>
                <text:p text:style-name="P6">15</text:p>
              </table:table-cell>
            </table:table-row>
            <table:table-row table:style-name="ro1" table:default-cell-style-name="ce2">
              <table:table-cell table:style-name="ce1">
                <text:p text:style-name="P5">Implement database</text:p>
              </table:table-cell>
              <table:table-cell>
                <text:p text:style-name="P6">120</text:p>
              </table:table-cell>
              <table:table-cell>
                <text:p text:style-name="P6">30</text:p>
              </table:table-cell>
            </table:table-row>
            <table:table-row table:style-name="ro2" table:default-cell-style-name="ce2">
              <table:table-cell table:style-name="ce1">
                <text:p text:style-name="P5">Analyze Interface Requirements (What webpages need to be created, what data they need to display)</text:p>
              </table:table-cell>
              <table:table-cell>
                <text:p text:style-name="P6">180</text:p>
              </table:table-cell>
              <table:table-cell>
                <text:p text:style-name="P6">60</text:p>
              </table:table-cell>
            </table:table-row>
            <table:table-row table:style-name="ro1" table:default-cell-style-name="ce1">
              <table:table-cell>
                <text:p text:style-name="P5">Design Interface (draw pictures)</text:p>
              </table:table-cell>
              <table:table-cell table:style-name="ce2">
                <text:p text:style-name="P6">60</text:p>
              </table:table-cell>
              <table:table-cell/>
            </table:table-row>
            <table:table-row table:style-name="ro1" table:default-cell-style-name="ce1">
              <table:table-cell>
                <text:p text:style-name="P5">Implement Interface (write html/css)</text:p>
              </table:table-cell>
              <table:table-cell table:style-name="ce2">
                <text:p text:style-name="P6">600</text:p>
              </table:table-cell>
              <table:table-cell/>
            </table:table-row>
            <table:table-row table:style-name="ro1" table:default-cell-style-name="ce1">
              <table:table-cell>
                <text:p text:style-name="P5">Develop matching algorithm</text:p>
              </table:table-cell>
              <table:table-cell table:style-name="ce2">
                <text:p text:style-name="P6">120</text:p>
              </table:table-cell>
              <table:table-cell/>
            </table:table-row>
            <table:table-row table:style-name="ro1">
              <table:table-cell table:style-name="ce1">
                <text:p text:style-name="P5">Add Record PHP Methods</text:p>
              </table:table-cell>
              <table:table-cell table:style-name="ce2">
                <text:p text:style-name="P6">60</text:p>
              </table:table-cell>
              <table:table-cell table:style-name="ce3">
                <text:p text:style-name="P7"><text:span text:style-name="T3">90</text:span></text:p>
              </table:table-cell>
            </table:table-row>
            <table:table-row table:style-name="ro1" table:default-cell-style-name="ce2">
              <table:table-cell table:style-name="ce1">
                <text:p text:style-name="P5">Modify Record PHP Methods</text:p>
              </table:table-cell>
              <table:table-cell>
                <text:p text:style-name="P6">120</text:p>
              </table:table-cell>
              <table:table-cell>
                <text:p text:style-name="P6">40</text:p>
              </table:table-cell>
            </table:table-row>
            <table:table-row table:style-name="ro1">
              <table:table-cell table:style-name="ce1">
                <text:p text:style-name="P5">Delete Record PHP Methods</text:p>
              </table:table-cell>
              <table:table-cell table:style-name="ce2">
                <text:p text:style-name="P6">60</text:p>
              </table:table-cell>
              <table:table-cell table:style-name="ce3">
                <text:p text:style-name="P7"><text:span text:style-name="T3">100</text:span></text:p>
              </table:table-cell>
            </table:table-row>
            <table:table-row table:style-name="ro1">
              <table:table-cell table:style-name="ce1">
                <text:p text:style-name="P5">Query PHP Methods</text:p>
              </table:table-cell>
              <table:table-cell table:style-name="ce2">
                <text:p text:style-name="P6">120</text:p>
              </table:table-cell>
              <table:table-cell table:style-name="ce3">
                <text:p text:style-name="P7"><text:span text:style-name="T3">150</text:span></text:p>
              </table:table-cell>
            </table:table-row>
            <table:table-row table:style-name="ro2" table:default-cell-style-name="ce2">
              <table:table-cell table:style-name="ce1">
                <text:p text:style-name="P5">Other code for logging in, browsing, logging out, sessions/cookies, chatting/messages</text:p>
              </table:table-cell>
              <table:table-cell>
                <text:p text:style-name="P6">900</text:p>
              </table:table-cell>
              <table:table-cell>
                <text:p text:style-name="P6">60</text:p>
              </table:table-cell>
            </table:table-row>
            <table:table-row table:style-name="ro1" table:default-cell-style-name="ce1">
              <table:table-cell>
                <text:p text:style-name="P5">Troubleshoot</text:p>
              </table:table-cell>
              <table:table-cell table:style-name="ce2">
                <text:p text:style-name="P6">1800</text:p>
              </table:table-cell>
              <table:table-cell/>
            </table:table-row>
            <table:table-row table:style-name="ro1" table:default-cell-style-name="ce1">
              <table:table-cell>
                <text:p text:style-name="P5">Define server hardware and software requirements</text:p>
              </table:table-cell>
              <table:table-cell table:style-name="ce2">
                <text:p text:style-name="P6">60</text:p>
              </table:table-cell>
              <table:table-cell/>
            </table:table-row>
            <table:table-row table:style-name="ro1" table:default-cell-style-name="ce1">
              <table:table-cell>
                <text:p text:style-name="P5">Research laws</text:p>
              </table:table-cell>
              <table:table-cell table:style-name="ce2">
                <text:p text:style-name="P6">120</text:p>
              </table:table-cell>
              <table:table-cell/>
            </table:table-row>
            <table:table-row table:style-name="ro1" table:default-cell-style-name="ce1">
              <table:table-cell>
                <text:p text:style-name="P5">Create Acceptable Use Policy, Privacy Policy, Terms of Use</text:p>
              </table:table-cell>
              <table:table-cell table:style-name="ce2">
                <text:p text:style-name="P6">12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9" draw:layer="layout" svg:width="25.191cm" svg:height="19.05cm" svg:x="1.398cm" svg:y="1.016cm" presentation:class="subtitle" presentation:user-transformed="true">
          <draw:text-box>
            <text:p text:style-name="P8"><text:span text:style-name="T4">CHRONOSYN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color="#003300" draw:fill-gradient-name="Radial_20_green_2f_black" draw:gradient-step-count="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003300" draw:fill-gradient-name="Radial_20_green_2f_black" draw:gradient-step-count="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3.863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g </meta:initial-creator>
    <meta:creation-date>2015-10-05T23:23:35.08</meta:creation-date>
    <meta:editing-duration>PT1H52M22S</meta:editing-duration>
    <meta:editing-cycles>5</meta:editing-cycles>
    <dc:date>2015-10-06T01:14:33.31</dc:date>
    <dc:creator>Gregg </dc:creator>
    <meta:generator>OpenOffice/4.0.1$Win32 OpenOffice.org_project/401m5$Build-9714</meta:generator>
    <meta:document-statistic meta:object-count="50"/>
  </office:meta>
</office:document-meta>
</file>